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FlowControlContainerFactory.setSessionVar( HttpServletRequest request , ServletContext servletContext ,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geFlowControlContainerFactory.getControlContainer( HttpServletRequest request , ServletContext servlet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geFlowControlContainerFactory.getSessionVar( HttpServletRequest request , ServletContext servletContex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